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692400003E8200002329803C5DA2.emf" manifest:media-type="image/x-emf"/>
  <manifest:file-entry manifest:full-path="Pictures/100000010000038B000001FEE4842EC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6.002cm" svg:height="9.001cm" draw:z-index="0"><draw:image xlink:href="Pictures/1000692400003E8200002329803C5DA2.emf" xlink:type="simple" xlink:show="embed" xlink:actuate="onLoad" draw:mime-type="image/x-emf"/><draw:image xlink:href="Pictures/100000010000038B000001FEE4842E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loext:font-optical-sizing="auto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loext:font-optical-sizing="auto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 loext:hyphenation-compound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5:02:18.544006800</meta:creation-date>
    <dc:date>2026-03-30T15:02:53.209216400</dc:date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26.8.0.0.alpha0$Windows_X86_64 LibreOffice_project/45732d19db613f45902fd7c953f359ec39d04ec3</meta:generator>
  </office:meta>
</office:document-meta>
</file>